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0800000008F6E6129E.png" manifest:media-type="image/png"/>
  <manifest:file-entry manifest:full-path="Pictures/100000000000000800000008410B6290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adornments="Regular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standard">
      <style:graphic-properties draw:stroke="none" svg:stroke-color="#000000" draw:fill="solid" draw:fill-color="#ffffff" loext:fill-use-slide-background="false" draw:textarea-horizontal-align="justify" draw:textarea-vertical-align="middle" draw:auto-grow-height="false" fo:min-height="27.007cm" fo:min-width="37.752cm" loext:decorative="false"/>
    </style:style>
    <style:style style:name="gr2" style:family="graphic" style:parent-style-name="standard" style:list-style-name="L2">
      <style:graphic-properties draw:stroke="dash" draw:stroke-dash="Long_20_Dash" svg:stroke-color="#000000" draw:fill="hatch" draw:fill-color="#b4c7dc" draw:fill-hatch-name="Red_20_90_20_Degrees_20_Crossed_20_10" draw:fill-hatch-solid="true" style:repeat="repeat" draw:textarea-horizontal-align="justify" draw:textarea-vertical-align="top" draw:auto-grow-height="false" fo:min-height="4.551cm" fo:min-width="4.758cm" style:writing-mode="lr-tb" loext:decorative="false"/>
      <style:paragraph-properties style:writing-mode="lr-tb"/>
    </style:style>
    <style:style style:name="gr3" style:family="graphic" style:parent-style-name="standard" style:list-style-name="L2">
      <style:graphic-properties draw:stroke="dash" draw:stroke-dash="Long_20_Dash" svg:stroke-color="#000000" draw:fill="hatch" draw:fill-color="#b4c7dc" draw:fill-hatch-name="Red_20_90_20_Degrees_20_Crossed_20_10" draw:fill-hatch-solid="true" style:repeat="repeat" draw:textarea-horizontal-align="justify" draw:textarea-vertical-align="top" draw:auto-grow-height="false" fo:min-height="4.558cm" fo:min-width="4.758cm" style:writing-mode="lr-tb" loext:decorative="false"/>
      <style:paragraph-properties style:writing-mode="lr-tb"/>
    </style:style>
    <style:style style:name="gr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" style:family="graphic" style:parent-style-name="standard" style:list-style-name="L3">
      <style:graphic-properties draw:stroke="solid" svg:stroke-width="0.026cm" svg:stroke-color="#000000" svg:stroke-opacity="100%" draw:stroke-linejoin="miter" draw:fill="bitmap" draw:fill-color="#dddddd" draw:gradient-step-count="0" draw:fill-hatch-solid="false" draw:fill-image-name="Bitmap_20_11" style:repeat="repeat" draw:textarea-horizontal-align="justify" draw:textarea-vertical-align="top" draw:auto-grow-height="false" fo:min-height="2.283cm" fo:min-width="4.758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6" style:family="graphic" style:parent-style-name="standard" style:list-style-name="L3">
      <style:graphic-properties draw:stroke="solid" svg:stroke-width="0.026cm" svg:stroke-color="#000000" svg:stroke-opacity="100%" draw:stroke-linejoin="miter" draw:fill="bitmap" draw:fill-color="#dddddd" draw:fill-hatch-solid="false" draw:fill-image-name="Bitmap_20_11" style:repeat="repeat" draw:textarea-horizontal-align="justify" draw:textarea-vertical-align="top" draw:auto-grow-height="false" fo:min-height="2.283cm" fo:min-width="4.758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8" style:family="graphic" style:parent-style-name="standard" style:list-style-name="L3">
      <style:graphic-properties draw:stroke="dash" draw:stroke-dash="Long_20_Dash" svg:stroke-width="0cm" svg:stroke-color="#000000" draw:marker-start-width="0.152cm" draw:marker-end-width="0.152cm" svg:stroke-opacity="100%" draw:stroke-linejoin="round" draw:fill="hatch" draw:fill-color="#f7d1d5" draw:fill-hatch-name="Red_20_90_20_Degrees_20_Crossed_20_13" draw:fill-hatch-solid="true" style:repeat="repeat" draw:textarea-horizontal-align="justify" draw:textarea-vertical-align="top" draw:auto-grow-height="false" fo:min-height="6.253cm" fo:min-width="4.784cm" fo:padding-top="0.114cm" fo:padding-bottom="0.117cm" fo:padding-left="0.237cm" fo:padding-right="0.237cm" fo:wrap-option="no-wrap" draw:shadow-color="#808080" style:writing-mode="lr-tb" loext:decorative="false"/>
      <style:paragraph-properties style:writing-mode="lr-tb"/>
    </style:style>
    <style:style style:name="gr9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0.35cm" fo:min-width="1.202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0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fill-hatch-name="Red_20_90_20_Degrees_20_Crossed_20_10" draw:fill-hatch-solid="true" style:repeat="repeat" draw:textarea-horizontal-align="justify" draw:textarea-vertical-align="middle" draw:auto-grow-height="false" fo:min-height="1.219cm" fo:min-width="4.453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1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fill-hatch-name="Red_20_90_20_Degrees_20_Crossed_20_10" draw:fill-hatch-solid="true" style:repeat="repeat" draw:textarea-horizontal-align="justify" draw:textarea-vertical-align="middle" draw:auto-grow-height="false" fo:min-height="1.219cm" fo:min-width="4.453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5" style:family="graphic" style:parent-style-name="standard" style:list-style-name="L3">
      <style:graphic-properties draw:stroke="dash" draw:stroke-dash="Long_20_Dash" svg:stroke-width="0cm" svg:stroke-color="#000000" draw:marker-start-width="0.152cm" draw:marker-end-width="0.152cm" svg:stroke-opacity="100%" draw:stroke-linejoin="round" draw:fill="hatch" draw:fill-color="#f7d1d5" draw:fill-hatch-name="Red_20_90_20_Degrees_20_Crossed_20_13" draw:fill-hatch-solid="true" style:repeat="repeat" draw:textarea-horizontal-align="justify" draw:textarea-vertical-align="top" draw:auto-grow-height="false" fo:min-height="6.253cm" fo:min-width="4.784cm" fo:padding-top="0.114cm" fo:padding-bottom="0.117cm" fo:padding-left="0.237cm" fo:padding-right="0.237cm" fo:wrap-option="no-wrap" draw:shadow-color="#808080" style:writing-mode="lr-tb" loext:decorative="false"/>
      <style:paragraph-properties style:writing-mode="lr-tb"/>
    </style:style>
    <style:style style:name="gr1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7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0.35cm" fo:min-width="1.202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8" style:family="graphic" style:parent-style-name="standard">
      <style:graphic-properties draw:stroke="none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0.436cm" fo:min-width="8.853cm" loext:decorative="false"/>
    </style:style>
    <style:style style:name="gr1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20" style:family="graphic" style:parent-style-name="standard">
      <style:graphic-properties draw:stroke="none" draw:marker-start="Half_20_Circle" draw:marker-end="Half_20_Circle" draw:fill="hatch" draw:fill-color="#b4c7dc" draw:fill-hatch-name="Red_20_90_20_Degrees_20_Crossed_20_10" draw:fill-hatch-solid="true" style:repeat="repeat" draw:textarea-horizontal-align="justify" draw:textarea-vertical-align="middle" draw:auto-grow-height="false" fo:min-height="0.445cm" fo:min-width="8.917cm" loext:decorative="false"/>
    </style:style>
    <style:style style:name="gr2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22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23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24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gradient-step-count="0" draw:fill-hatch-name="Red_20_90_20_Degrees_20_Crossed_20_10" draw:fill-hatch-solid="true" style:repeat="repeat" draw:textarea-horizontal-align="justify" draw:textarea-vertical-align="middle" draw:auto-grow-height="false" fo:min-height="0.353cm" fo:min-width="1.202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25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gradient-step-count="0" draw:fill-hatch-name="Red_20_90_20_Degrees_20_Crossed_20_10" draw:fill-hatch-solid="true" style:repeat="repeat" draw:textarea-horizontal-align="justify" draw:textarea-vertical-align="middle" draw:auto-grow-height="false" fo:min-height="0.353cm" fo:min-width="1.202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26" style:family="graphic" style:parent-style-name="objectwithoutfill">
      <style:graphic-properties draw:stroke="solid" draw:stroke-dash="Long_20_Dot_20__28_Rounded_29_" svg:stroke-color="#000000" draw:marker-start="" draw:marker-end="Arrowheads_20_33" draw:marker-end-width="0.3cm" svg:stroke-linecap="round" draw:fill="none" draw:textarea-vertical-align="middle" loext:decorative="false"/>
    </style:style>
    <style:style style:name="gr27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0.35cm" fo:min-width="1.202cm" fo:padding-top="0.13cm" fo:padding-bottom="0.13cm" fo:padding-left="0.25cm" fo:padding-right="0.25cm" fo:wrap-option="no-wrap" draw:shadow-offset-x="0.203cm" draw:shadow-offset-y="0.203cm" draw:shadow-color="#808080" style:writing-mode="lr-tb" loext:decorative="false"/>
      <style:paragraph-properties style:writing-mode="lr-tb"/>
    </style:style>
    <style:style style:name="gr28" style:family="graphic" style:parent-style-name="standard">
      <style:graphic-properties svg:stroke-color="#000000" draw:fill="hatch" draw:fill-color="#b4c7dc" draw:fill-hatch-name="Red_20_90_20_Degrees_20_Crossed_20_10" draw:fill-hatch-solid="true" style:repeat="repeat" draw:textarea-horizontal-align="justify" draw:textarea-vertical-align="middle" draw:auto-grow-height="false" fo:min-height="0.477cm" fo:min-width="0.262cm" loext:decorative="false"/>
    </style:style>
    <style:style style:name="gr29" style:family="graphic" style:parent-style-name="standard">
      <style:graphic-properties svg:stroke-color="#000000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0.478cm" fo:min-width="0.262cm" loext:decorative="false"/>
    </style:style>
    <style:style style:name="gr30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31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32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33" style:family="graphic" style:parent-style-name="objectwithoutfill">
      <style:graphic-properties svg:stroke-color="#000000" draw:marker-start="Arrow" draw:marker-start-width="0.203cm" draw:marker-end="Arrow" draw:marker-end-width="0.305cm" draw:fill="none" draw:textarea-vertical-align="middle" loext:decorative="false"/>
    </style:style>
    <style:style style:name="gr34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1.22cm" fo:min-width="4.453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35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1.22cm" fo:min-width="4.428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36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fill-hatch-name="Red_20_90_20_Degrees_20_Crossed_20_10" draw:fill-hatch-solid="true" style:repeat="repeat" draw:textarea-horizontal-align="justify" draw:textarea-vertical-align="middle" draw:auto-grow-height="false" fo:min-height="1.904cm" fo:min-width="0.211cm" fo:padding-top="0.229cm" fo:padding-bottom="0.051cm" fo:padding-left="0.25cm" fo:padding-right="0.25cm" fo:wrap-option="no-wrap" draw:shadow-color="#808080" style:writing-mode="lr-tb" loext:decorative="false"/>
      <style:paragraph-properties style:writing-mode="lr-tb"/>
    </style:style>
    <style:style style:name="gr37" style:family="graphic" style:parent-style-name="objectwithoutfill">
      <style:graphic-properties svg:stroke-color="#000000" draw:marker-start="" draw:marker-end="Arrowheads_20_34" draw:fill="none" draw:textarea-vertical-align="middle" loext:decorative="false"/>
    </style:style>
    <style:style style:name="gr38" style:family="graphic" style:parent-style-name="objectwithoutfill">
      <style:graphic-properties svg:stroke-color="#000000" draw:marker-start="" draw:marker-end="Arrowheads_20_35" draw:fill="none" draw:textarea-vertical-align="middle" loext:decorative="false"/>
    </style:style>
    <style:style style:name="gr39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gradient-step-count="0" draw:fill-hatch-name="Red_20_90_20_Degrees_20_Crossed_20_10" draw:fill-hatch-solid="true" style:repeat="repeat" draw:textarea-horizontal-align="justify" draw:textarea-vertical-align="middle" draw:auto-grow-height="false" fo:min-height="0.353cm" fo:min-width="1.202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40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gradient-step-count="0" draw:fill-hatch-name="Red_20_90_20_Degrees_20_Crossed_20_10" draw:fill-hatch-solid="true" style:repeat="repeat" draw:textarea-horizontal-align="justify" draw:textarea-vertical-align="middle" draw:auto-grow-height="false" fo:min-height="0.353cm" fo:min-width="1.202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41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fill-hatch-name="Red_20_90_20_Degrees_20_Crossed_20_10" draw:fill-hatch-solid="true" style:repeat="repeat" draw:textarea-horizontal-align="justify" draw:textarea-vertical-align="middle" draw:auto-grow-height="false" fo:min-height="1.904cm" fo:min-width="0.211cm" fo:padding-top="0.229cm" fo:padding-bottom="0.051cm" fo:padding-left="0.25cm" fo:padding-right="0.25cm" fo:wrap-option="no-wrap" draw:shadow-color="#808080" style:writing-mode="lr-tb" loext:decorative="false"/>
      <style:paragraph-properties style:writing-mode="lr-tb"/>
    </style:style>
    <style:style style:name="gr42" style:family="graphic" style:parent-style-name="objectwithoutfill">
      <style:graphic-properties svg:stroke-color="#000000" draw:marker-start="" draw:marker-end="Arrowheads_20_36" draw:fill="none" draw:textarea-vertical-align="middle" loext:decorative="false"/>
    </style:style>
    <style:style style:name="gr43" style:family="graphic" style:parent-style-name="objectwithoutfill">
      <style:graphic-properties svg:stroke-color="#000000" draw:marker-start="" draw:marker-end="Arrowheads_20_37" draw:fill="none" draw:textarea-vertical-align="middle" loext:decorative="false"/>
    </style:style>
    <style:style style:name="gr44" style:family="graphic" style:parent-style-name="objectwithoutfill">
      <style:graphic-properties svg:stroke-color="#000000" draw:marker-start="" draw:marker-end="Arrow" draw:marker-end-width="0.3cm" draw:fill="none" draw:textarea-vertical-align="middle" loext:decorative="false"/>
    </style:style>
    <style:style style:name="gr45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46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47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48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49" style:family="graphic" style:parent-style-name="standard" style:list-style-name="L3">
      <style:graphic-properties draw:stroke="dash" draw:stroke-dash="Long_20_Dash" svg:stroke-width="0cm" svg:stroke-color="#000000" draw:marker-start-width="0.152cm" draw:marker-end-width="0.152cm" svg:stroke-opacity="100%" draw:stroke-linejoin="miter" draw:fill="bitmap" draw:fill-color="#dddddd" draw:gradient-step-count="0" draw:fill-hatch-solid="false" draw:fill-image-name="Bitmap_20_23" style:repeat="repeat" draw:textarea-horizontal-align="justify" draw:textarea-vertical-align="top" draw:auto-grow-height="false" fo:min-height="2.22cm" fo:min-width="4.758cm" fo:padding-top="0.114cm" fo:padding-bottom="0.117cm" fo:padding-left="0.237cm" fo:padding-right="0.237cm" fo:wrap-option="no-wrap" draw:shadow-color="#808080" style:writing-mode="lr-tb" loext:decorative="false"/>
      <style:paragraph-properties style:writing-mode="lr-tb"/>
    </style:style>
    <style:style style:name="gr50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1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2" style:family="graphic" style:parent-style-name="standard" style:list-style-name="L3">
      <style:graphic-properties draw:stroke="dash" draw:stroke-dash="Long_20_Dash" svg:stroke-width="0cm" svg:stroke-color="#000000" draw:marker-start-width="0.152cm" draw:marker-end-width="0.152cm" svg:stroke-opacity="100%" draw:stroke-linejoin="miter" draw:fill="bitmap" draw:fill-color="#dddddd" draw:gradient-step-count="0" draw:fill-hatch-solid="false" draw:fill-image-name="Bitmap_20_23" style:repeat="repeat" draw:textarea-horizontal-align="justify" draw:textarea-vertical-align="top" draw:auto-grow-height="false" fo:min-height="2.22cm" fo:min-width="4.758cm" fo:padding-top="0.114cm" fo:padding-bottom="0.117cm" fo:padding-left="0.237cm" fo:padding-right="0.237cm" fo:wrap-option="no-wrap" draw:shadow-color="#808080" style:writing-mode="lr-tb" loext:decorative="false"/>
      <style:paragraph-properties style:writing-mode="lr-tb"/>
    </style:style>
    <style:style style:name="gr53" style:family="graphic" style:parent-style-name="standard" style:list-style-name="L3">
      <style:graphic-properties draw:stroke="solid" svg:stroke-width="0.026cm" svg:stroke-color="#000000" svg:stroke-opacity="100%" draw:stroke-linejoin="miter" draw:fill="bitmap" draw:fill-color="#b4c7dc" draw:fill-hatch-solid="true" draw:fill-image-name="Bitmap_20_24" style:repeat="repeat" draw:textarea-horizontal-align="justify" draw:textarea-vertical-align="middle" draw:auto-grow-height="false" fo:min-height="1.219cm" fo:min-width="4.453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4" style:family="graphic" style:parent-style-name="standard" style:list-style-name="L3">
      <style:graphic-properties draw:stroke="solid" svg:stroke-width="0.026cm" svg:stroke-color="#000000" svg:stroke-opacity="100%" draw:stroke-linejoin="miter" draw:fill="bitmap" draw:fill-color="#b4c7dc" draw:fill-hatch-solid="true" draw:fill-image-name="Bitmap_20_24" style:repeat="repeat" draw:textarea-horizontal-align="justify" draw:textarea-vertical-align="middle" draw:auto-grow-height="false" fo:min-height="1.219cm" fo:min-width="4.453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5" style:family="graphic" style:parent-style-name="standard">
      <style:graphic-properties svg:stroke-color="#000000" draw:fill="bitmap" draw:fill-color="#b4c7dc" draw:fill-hatch-solid="true" draw:fill-image-name="Bitmap_20_24" style:repeat="repeat" draw:textarea-horizontal-align="justify" draw:textarea-vertical-align="middle" draw:auto-grow-height="false" fo:min-height="0.477cm" fo:min-width="0.262cm" loext:decorative="false"/>
    </style:style>
    <style:style style:name="gr56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7" style:family="graphic" style:parent-style-name="standard">
      <style:graphic-properties draw:stroke="none" draw:marker-start="Half_20_Circle" draw:marker-end="Half_20_Circle" draw:fill="bitmap" draw:fill-color="#b4c7dc" draw:fill-hatch-solid="true" draw:fill-image-name="Bitmap_20_25" style:repeat="repeat" draw:textarea-horizontal-align="justify" draw:textarea-vertical-align="middle" draw:auto-grow-height="false" fo:min-height="0.445cm" fo:min-width="5.636cm" loext:decorative="false"/>
    </style:style>
    <style:style style:name="gr58" style:family="graphic" style:parent-style-name="standard">
      <style:graphic-properties draw:stroke="none" draw:marker-start="Half_20_Circle" draw:marker-end="Half_20_Circle" draw:fill="bitmap" draw:fill-color="#b4c7dc" draw:fill-hatch-solid="true" draw:fill-image-name="Bitmap_20_25" style:repeat="repeat" draw:textarea-horizontal-align="justify" draw:textarea-vertical-align="middle" draw:auto-grow-height="false" fo:min-height="0.445cm" fo:min-width="5.364cm" loext:decorative="false"/>
    </style:style>
    <style:style style:name="gr5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60" style:family="graphic" style:parent-style-name="objectwithoutfill">
      <style:graphic-properties draw:stroke="dash" draw:stroke-dash="Long_20_Dash" svg:stroke-color="#000000" draw:marker-start="" draw:marker-end="Arrow" draw:marker-end-width="0.3cm" draw:fill="none" draw:textarea-vertical-align="middle" loext:decorative="false"/>
    </style:style>
    <style:style style:name="gr61" style:family="graphic" style:parent-style-name="objectwithoutfill">
      <style:graphic-properties svg:stroke-color="#000000" draw:marker-start="Arrow" draw:marker-start-width="0.305cm" draw:marker-end="" draw:marker-end-width="0.203cm" draw:fill="none" draw:textarea-vertical-align="middle" loext:decorative="false"/>
    </style:style>
    <style:style style:name="gr62" style:family="graphic" style:parent-style-name="objectwithoutfill">
      <style:graphic-properties svg:stroke-color="#000000" draw:marker-start="" draw:marker-end="Arrow" draw:marker-end-width="0.203cm" draw:fill="none" draw:textarea-vertical-align="middle" loext:decorative="false"/>
    </style:style>
    <style:style style:name="gr63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64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65" style:family="graphic" style:parent-style-name="standard" style:list-style-name="L3">
      <style:graphic-properties draw:stroke="dash" draw:stroke-dash="Long_20_Dash_20__28_Rounded_29_" svg:stroke-width="0cm" svg:stroke-color="#000000" draw:marker-start-width="0.152cm" draw:marker-end-width="0.152cm" svg:stroke-opacity="100%" draw:stroke-linejoin="miter" svg:stroke-linecap="round" draw:fill="hatch" draw:fill-color="#f7d1d5" draw:fill-hatch-name="Red_20_90_20_Degrees_20_Crossed_20_13" draw:fill-hatch-solid="false" draw:opacity="0%" style:repeat="repeat" draw:textarea-horizontal-align="justify" draw:textarea-vertical-align="top" draw:auto-grow-height="false" fo:min-height="1.745cm" fo:min-width="4.453cm" fo:padding-top="0.117cm" fo:padding-bottom="0.117cm" fo:padding-left="0.237cm" fo:padding-right="0.237cm" fo:wrap-option="no-wrap" draw:shadow-color="#808080" draw:shadow-opacity="0%" style:writing-mode="lr-tb" loext:decorative="false"/>
      <style:paragraph-properties style:writing-mode="lr-tb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weight-complex="bold"/>
    </style:style>
    <style:style style:name="P3" style:family="paragraph">
      <loext:graphic-properties draw:fill="hatch" draw:fill-color="#b4c7dc" draw:fill-hatch-name="Red_20_90_20_Degrees_20_Crossed_20_10" draw:fill-hatch-solid="true" style:repeat="repeat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weight-complex="bold"/>
    </style:style>
    <style:style style:name="P4" style:family="paragraph">
      <style:paragraph-properties fo:margin-left="0cm" fo:margin-right="0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bold"/>
    </style:style>
    <style:style style:name="P5" style:family="paragraph">
      <loext:graphic-properties draw:fill="none" draw:fill-color="#ffffff"/>
      <style:paragraph-properties fo:margin-left="0cm" fo:margin-right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bold"/>
    </style:style>
    <style:style style:name="P6" style:family="paragraph">
      <style:paragraph-properties fo:margin-left="0cm" fo:margin-right="0cm" fo:margin-top="0cm" fo:margin-bottom="0cm" fo:line-height="115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style="normal" fo:font-weight="normal" style:font-size-asian="12pt" style:font-size-complex="12pt" style:font-weight-complex="600"/>
    </style:style>
    <style:style style:name="P7" style:family="paragraph">
      <loext:graphic-properties draw:fill="bitmap" draw:fill-color="#dddddd" draw:gradient-step-count="0" draw:fill-hatch-solid="false" draw:fill-image-name="Bitmap_20_11" style:repeat="repeat"/>
      <style:paragraph-properties fo:margin-left="0cm" fo:margin-right="0cm" fo:margin-top="0cm" fo:margin-bottom="0cm" fo:line-height="115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style="normal" fo:font-weight="normal" style:font-size-asian="12pt" style:font-size-complex="12pt" style:font-weight-complex="600"/>
    </style:style>
    <style:style style:name="P8" style:family="paragraph">
      <loext:graphic-properties draw:fill="bitmap" draw:fill-color="#dddddd" draw:fill-hatch-solid="false" draw:fill-image-name="Bitmap_20_11" style:repeat="repeat"/>
      <style:paragraph-properties fo:margin-left="0cm" fo:margin-right="0cm" fo:margin-top="0cm" fo:margin-bottom="0cm" fo:line-height="115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style="normal" fo:font-weight="normal" style:font-size-asian="12pt" style:font-size-complex="12pt" style:font-weight-complex="600"/>
    </style:style>
    <style:style style:name="P9" style:family="paragraph"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bold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bold"/>
    </style:style>
    <style:style style:name="P11" style:family="paragraph"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style="normal" fo:font-weight="normal" style:font-size-asian="12pt" style:font-size-complex="12pt" style:font-weight-complex="bold"/>
    </style:style>
    <style:style style:name="P12" style:family="paragraph">
      <loext:graphic-properties draw:fill="hatch" draw:fill-color="#f7d1d5" draw:fill-hatch-name="Red_20_90_20_Degrees_20_Crossed_20_13" draw:fill-hatch-solid="true" style:repeat="repeat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style="normal" fo:font-weight="normal" style:font-size-asian="12pt" style:font-size-complex="12pt" style:font-weight-complex="bold"/>
    </style:style>
    <style:style style:name="P13" style:family="paragraph">
      <style:paragraph-properties fo:margin-left="0cm" fo:margin-right="0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/>
    </style:style>
    <style:style style:name="P14" style:family="paragraph">
      <loext:graphic-properties draw:fill="hatch" draw:fill-color="#f7d1d5" draw:fill-hatch-name="Red_20_90_20_Degrees_20_Crossed_20_13" draw:fill-hatch-solid="true" style:repeat="repeat"/>
      <style:paragraph-properties fo:margin-left="0cm" fo:margin-right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/>
    </style:style>
    <style:style style:name="P15" style:family="paragraph"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/>
    </style:style>
    <style:style style:name="P16" style:family="paragraph">
      <loext:graphic-properties draw:fill="hatch" draw:fill-color="#b4c7dc" draw:fill-hatch-name="Red_20_90_20_Degrees_20_Crossed_20_10" draw:fill-hatch-solid="true" style:repeat="repeat"/>
      <style:paragraph-properties fo:margin-left="0cm" fo:margin-right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/>
    </style:style>
    <style:style style:name="P17" style:family="paragraph">
      <loext:graphic-properties draw:fill="hatch" draw:fill-color="#f7d1d5" draw:fill-hatch-name="Red_20_90_20_Degrees_20_Crossed_20_13" draw:fill-hatch-solid="true" style:repeat="repeat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bold"/>
    </style:style>
    <style:style style:name="P18" style:family="paragraph">
      <loext:graphic-properties draw:fill="hatch" draw:fill-color="#f7d1d5" draw:fill-hatch-name="Red_20_90_20_Degrees_20_Crossed_20_13" draw:fill-hatch-solid="true" style:repeat="repeat"/>
      <style:paragraph-properties fo:text-align="center"/>
    </style:style>
    <style:style style:name="P19" style:family="paragraph">
      <style:paragraph-properties fo:margin-left="0cm" fo:margin-right="0cm" fo:margin-top="0.42cm" fo:margin-bottom="0.35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bold"/>
    </style:style>
    <style:style style:name="P20" style:family="paragraph">
      <loext:graphic-properties draw:fill="hatch" draw:fill-color="#b4c7dc" draw:fill-hatch-name="Red_20_90_20_Degrees_20_Crossed_20_10" draw:fill-hatch-solid="true" style:repeat="repeat"/>
      <style:paragraph-properties fo:text-align="center"/>
    </style:style>
    <style:style style:name="P21" style:family="paragraph">
      <loext:graphic-properties draw:fill="none" draw:fill-color="#ffffff"/>
      <style:paragraph-properties fo:margin-left="0cm" fo:margin-right="0cm" fo:margin-top="0.42cm" fo:margin-bottom="0.35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bold"/>
    </style:style>
    <style:style style:name="P22" style:family="paragraph"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600"/>
    </style:style>
    <style:style style:name="P23" style:family="paragraph">
      <loext:graphic-properties draw:fill="hatch" draw:fill-color="#b4c7dc" draw:gradient-step-count="0" draw:fill-hatch-name="Red_20_90_20_Degrees_20_Crossed_20_10" draw:fill-hatch-solid="true" style:repeat="repeat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600"/>
    </style:style>
    <style:style style:name="P24" style:family="paragraph">
      <loext:graphic-properties draw:fill="none"/>
      <style:paragraph-properties fo:text-align="center"/>
    </style:style>
    <style:style style:name="P25" style:family="paragraph">
      <loext:graphic-properties draw:fill="hatch" draw:fill-color="#f7d1d5" draw:fill-hatch-name="Red_20_90_20_Degrees_20_Crossed_20_13" draw:fill-hatch-solid="true" style:repeat="repeat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weight-complex="bold"/>
    </style:style>
    <style:style style:name="P26" style:family="paragraph">
      <style:paragraph-properties fo:margin-left="0cm" fo:margin-right="0cm" fo:margin-top="0cm" fo:margin-bottom="0cm" fo:line-height="100%" fo:text-align="start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bold"/>
    </style:style>
    <style:style style:name="P2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bold"/>
    </style:style>
    <style:style style:name="P28" style:family="paragraph">
      <style:paragraph-properties fo:margin-left="0cm" fo:margin-right="0cm" fo:margin-top="0cm" fo:margin-bottom="0cm" fo:line-height="0.406cm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weight-complex="bold"/>
    </style:style>
    <style:style style:name="P29" style:family="paragraph">
      <loext:graphic-properties draw:fill="hatch" draw:fill-color="#b4c7dc" draw:fill-hatch-name="Red_20_90_20_Degrees_20_Crossed_20_10" draw:fill-hatch-solid="true" style:repeat="repeat"/>
      <style:paragraph-properties fo:margin-left="0cm" fo:margin-right="0cm" fo:margin-top="0cm" fo:margin-bottom="0cm" fo:line-height="0.406cm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weight-complex="bold"/>
    </style:style>
    <style:style style:name="P30" style:family="paragraph">
      <loext:graphic-properties draw:fill="bitmap" draw:fill-color="#dddddd" draw:gradient-step-count="0" draw:fill-hatch-solid="false" draw:fill-image-name="Bitmap_20_23" style:repeat="repeat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600"/>
    </style:style>
    <style:style style:name="P31" style:family="paragraph">
      <loext:graphic-properties draw:fill="bitmap" draw:fill-color="#b4c7dc" draw:fill-hatch-solid="true" draw:fill-image-name="Bitmap_20_24" style:repeat="repeat"/>
      <style:paragraph-properties fo:margin-left="0cm" fo:margin-right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/>
    </style:style>
    <style:style style:name="P32" style:family="paragraph">
      <loext:graphic-properties draw:fill="bitmap" draw:fill-color="#b4c7dc" draw:fill-hatch-solid="true" draw:fill-image-name="Bitmap_20_24" style:repeat="repeat"/>
      <style:paragraph-properties fo:text-align="center"/>
    </style:style>
    <style:style style:name="P33" style:family="paragraph">
      <loext:graphic-properties draw:fill="bitmap" draw:fill-color="#b4c7dc" draw:fill-hatch-solid="true" draw:fill-image-name="Bitmap_20_25" style:repeat="repeat"/>
      <style:paragraph-properties fo:text-align="center"/>
    </style:style>
    <style:style style:name="P34" style:family="paragraph">
      <loext:graphic-properties draw:fill="hatch" draw:fill-color="#f7d1d5" draw:fill-hatch-name="Red_20_90_20_Degrees_20_Crossed_20_13" draw:fill-hatch-solid="false" draw:opacity="0%" style:repeat="repeat"/>
      <style:paragraph-properties fo:margin-left="0cm" fo:margin-right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/>
    </style:style>
    <style:style style:name="T1" style:family="text">
      <style:text-properties fo:color="#000000" loext:opacity="100%" style:font-name="Liberation Sans" fo:font-size="14pt" fo:language="en" fo:country="US" fo:font-weight="normal" style:font-size-asian="12pt" style:language-asian="en" style:country-asian="US" style:font-weight-asian="bold" style:font-size-complex="12pt" style:language-complex="en" style:country-complex="US" style:font-weight-complex="bold"/>
    </style:style>
    <style:style style:name="T2" style:family="text">
      <style:text-properties fo:color="#000000" loext:opacity="100%" style:font-name="Liberation Sans" fo:font-size="14pt" fo:language="en" fo:country="US" fo:font-style="normal" fo:font-weight="normal" style:font-size-asian="12pt" style:language-asian="en" style:country-asian="US" style:font-weight-asian="bold" style:font-size-complex="12pt" style:language-complex="en" style:country-complex="US" style:font-weight-complex="bold"/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letter-kerning="true" style:font-name-asian="Noto Sans CJK SC" style:font-size-asian="12pt" style:language-asian="en" style:country-asian="US" style:font-style-asian="normal" style:font-weight-asian="bold" style:font-name-complex="Lohit Devanagari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color="#000000" loext:opacity="100%" style:font-name="Liberation Sans" fo:font-size="14pt" fo:language="en" fo:country="US" fo:font-weight="normal" style:font-size-asian="12pt" style:language-asian="en" style:country-asian="US" style:font-weight-asian="bold" style:font-size-complex="12pt" style:language-complex="en" style:country-complex="US" style:font-weight-complex="600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8.252cm" svg:height="27.257cm" svg:x="-0.064cm" svg:y="-0.07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258cm" svg:height="4.801cm" svg:x="32.408cm" svg:y="4.498cm">
          <text:p text:style-name="P2"><text:span text:style-name="T1">Mail </text:span><text:span text:style-name="T1">Servic</text:span><text:span text:style-name="T1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5.258cm" svg:height="4.808cm" svg:x="0.436cm" svg:y="4.491cm">
          <text:p text:style-name="P2"><text:span text:style-name="T1">Mail </text:span><text:span text:style-name="T1">Servic</text:span><text:span text:style-name="T1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7.491cm" svg:height="0.854cm" svg:x="15.331cm" svg:y="7.115cm">
          <text:list text:style-name="L3">
            <text:list-header>
              <text:p text:style-name="P4"><text:span text:style-name="T1">3 Placeholder message transfer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" draw:text-style-name="P7" xml:id="id1" draw:id="id1" draw:layer="layout" svg:width="5.258cm" svg:height="2.54cm" svg:x="0.443cm" svg:y="17.841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draw:glue-point draw:id="8" svg:x="4.958cm" svg:y="1.42cm"/>
          <draw:glue-point draw:id="9" svg:x="4.958cm" svg:y="-1.683cm"/>
          <draw:glue-point draw:id="10" svg:x="5.024cm" svg:y="3.084cm"/>
          <draw:glue-point draw:id="11" svg:x="5.024cm" svg:y="3.819cm"/>
          <draw:glue-point draw:id="12" svg:x="5.024cm" svg:y="-2.795cm"/>
          <draw:glue-point draw:id="13" svg:x="5.024cm" svg:y="2.349cm"/>
          <draw:glue-point draw:id="14" svg:x="5.024cm" svg:y="-2.06cm"/>
          <draw:glue-point draw:id="15" svg:x="5.024cm" svg:y="-1.325cm"/>
          <draw:glue-point draw:id="16" svg:x="-2.974cm" svg:y="-5.051cm"/>
          <text:p text:style-name="P6"><text:span text:style-name="T2"><text:s text:c="5"/></text:span><text:span text:style-name="T2">Mail User Agent</text:span></text:p>
          <text:p text:style-name="P6"><text:span text:style-name="T2">aMU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8" xml:id="id11" draw:id="id11" draw:layer="layout" svg:width="5.258cm" svg:height="2.54cm" svg:x="32.414cm" svg:y="17.85cm">
          <draw:glue-point draw:id="4" svg:x="-2.517cm" svg:y="-5.003cm"/>
          <draw:glue-point draw:id="5" svg:x="-2.43cm" svg:y="5.081cm"/>
          <draw:glue-point draw:id="6" svg:x="-5.006cm" svg:y="2.508cm"/>
          <draw:glue-point draw:id="7" svg:x="0.663cm" svg:y="-4.91cm"/>
          <draw:glue-point draw:id="8" svg:x="-0.785cm" svg:y="-4.91cm"/>
          <draw:glue-point draw:id="9" svg:x="-5.009cm" svg:y="-1.819cm"/>
          <text:p text:style-name="P6"><text:span text:style-name="T2">Mail User Agent</text:span></text:p>
          <text:p text:style-name="P6"><text:span text:style-name="T2">rMU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0" draw:layer="layout" svg:width="5.675cm" svg:height="1.447cm" svg:x="1.725cm" svg:y="12.795cm">
          <text:list text:style-name="L3">
            <text:list-item>
              <text:p text:style-name="P9"><text:span text:style-name="T3">2 P</text:span><text:span text:style-name="T1">laceholder message</text:span></text:p>
            </text:list-item>
            <text:list-item>
              <text:p text:style-name="P9"><text:span text:style-name="T1">submission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8" draw:text-style-name="P12" draw:layer="layout" svg:width="5.258cm" svg:height="6.484cm" svg:x="11.119cm" svg:y="13.439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draw:glue-point draw:id="8" svg:x="-3.34cm" svg:y="-0.873cm" draw:align="center"/>
          <draw:glue-point draw:id="9" svg:x="-5.019cm" svg:y="2.454cm"/>
          <draw:glue-point draw:id="10" svg:x="-5.019cm" svg:y="1.42cm"/>
          <draw:glue-point draw:id="11" svg:x="-5.019cm" svg:y="1.075cm"/>
          <draw:glue-point draw:id="12" svg:x="-5.019cm" svg:y="-1.683cm"/>
          <draw:glue-point draw:id="13" svg:x="-4.671cm" svg:y="-1.105cm"/>
          <text:p text:style-name="P11"><text:span text:style-name="T2">a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4" xml:id="id3" draw:id="id3" draw:layer="layout" svg:width="1.702cm" svg:height="0.61cm" svg:x="12.903cm" svg:y="18.791cm">
          <draw:glue-point draw:id="4" svg:x="-5.021cm" svg:y="-3.729cm"/>
          <draw:glue-point draw:id="5" svg:x="-5.021cm" svg:y="2.332cm"/>
          <draw:glue-point draw:id="6" svg:x="-5.021cm" svg:y="-2.726cm"/>
          <draw:glue-point draw:id="7" svg:x="-5.021cm" svg:y="-1.211cm"/>
          <draw:glue-point draw:id="8" svg:x="-5.021cm" svg:y="-1.968cm"/>
          <draw:glue-point draw:id="9" svg:x="5.025cm" svg:y="-2.5cm"/>
          <draw:glue-point draw:id="10" svg:x="-5.027cm" svg:y="3.97cm"/>
          <draw:glue-point draw:id="11" svg:x="5.076cm" svg:y="3.147cm"/>
          <text:list text:style-name="L3">
            <text:list-header>
              <text:p text:style-name="P13"><text:span text:style-name="T1">aMRS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6" draw:layer="layout" svg:width="4.953cm" svg:height="1.479cm" svg:x="0.59cm" svg:y="5.213cm">
          <text:list text:style-name="L3">
            <text:list-header>
              <text:p text:style-name="P13"><text:span text:style-name="T1">Email Address</text:span></text:p>
              <text:p text:style-name="P15"><text:span text:style-name="T4">alice@foo.co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6" draw:layer="layout" svg:width="4.953cm" svg:height="1.479cm" svg:x="32.562cm" svg:y="5.213cm">
          <text:list text:style-name="L3">
            <text:list-header>
              <text:p text:style-name="P13"><text:span text:style-name="T1">Email Address</text:span></text:p>
              <text:p text:style-name="P15"><text:span text:style-name="T4">bob@bar.co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5" draw:layer="layout" svg:width="5.015cm" svg:height="2.04cm" svg:x="16.561cm" svg:y="16.788cm">
          <text:list text:style-name="L3">
            <text:list-header>
              <text:p text:style-name="P4"><text:span text:style-name="T1">a), b) Mail resources</text:span></text:p>
            </text:list-header>
            <text:list-item>
              <text:p text:style-name="P4"><text:span text:style-name="T1">retrieval</text:span></text:p>
            </text:list-item>
            <text:list-item>
              <text:p text:style-name="P4"><text:span text:style-name="T1">request, response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3" draw:text-style-name="P5" draw:layer="layout" svg:width="5.209cm" svg:height="2.633cm" svg:x="5.808cm" svg:y="16.448cm">
          <text:list text:style-name="L3">
            <text:list-header>
              <text:p text:style-name="P4"><text:span text:style-name="T1">1 Store</text:span></text:p>
            </text:list-header>
            <text:list-item>
              <text:p text:style-name="P4"><text:span text:style-name="T1">mail resources</text:span></text:p>
            </text:list-item>
            <text:list-item>
              <text:p text:style-name="P4"><text:span text:style-name="T1">return</text:span></text:p>
            </text:list-item>
            <text:list-item>
              <text:p text:style-name="P4"><text:span text:style-name="T1">placeholder message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4" draw:text-style-name="P5" draw:layer="layout" svg:width="5.209cm" svg:height="2.04cm" svg:x="27.181cm" svg:y="17.1cm">
          <text:list text:style-name="L3">
            <text:list-header>
              <text:p text:style-name="P4"><text:span text:style-name="T1">5 Fetch</text:span></text:p>
            </text:list-header>
            <text:list-item>
              <text:p text:style-name="P4"><text:span text:style-name="T1">placeholder message</text:span></text:p>
            </text:list-item>
            <text:list-item>
              <text:p text:style-name="P4"><text:span text:style-name="T1">and mail resource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5" draw:text-style-name="P17" draw:layer="layout" svg:width="5.258cm" svg:height="6.484cm" svg:x="21.735cm" svg:y="13.439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p text:style-name="P9"><text:span text:style-name="T1">r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5" draw:layer="layout" svg:width="5.675cm" svg:height="1.447cm" svg:x="28.831cm" svg:y="15.53cm">
          <text:list text:style-name="L3">
            <text:list-header>
              <text:p text:style-name="P4"><text:span text:style-name="T1">4 Placeholder message</text:span></text:p>
            </text:list-header>
            <text:list-item>
              <text:p text:style-name="P4"><text:span text:style-name="T1">delivery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7" draw:text-style-name="P14" xml:id="id10" draw:id="id10" draw:layer="layout" svg:width="1.702cm" svg:height="0.61cm" svg:x="23.519cm" svg:y="18.791cm">
          <draw:glue-point draw:id="4" svg:x="-5.021cm" svg:y="-2.714cm"/>
          <draw:glue-point draw:id="5" svg:x="-5.021cm" svg:y="2.589cm"/>
          <draw:glue-point draw:id="6" svg:x="5.019cm" svg:y="2.434cm"/>
          <draw:glue-point draw:id="7" svg:x="5.019cm" svg:y="-3.627cm"/>
          <draw:glue-point draw:id="8" svg:x="4.979cm" svg:y="1.184cm"/>
          <draw:glue-point draw:id="9" svg:x="5.076cm" svg:y="-3.098cm"/>
          <text:list text:style-name="L3">
            <text:list-header>
              <text:p text:style-name="P13"><text:span text:style-name="T1">rMRS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8" draw:layer="layout" svg:width="10.16cm" svg:height="1.334cm" svg:x="13.954cm" svg:y="10.941cm">
          <text:p/>
          <draw:enhanced-geometry svg:viewBox="0 0 21600 21600" draw:mirror-horizontal="false" draw:mirror-vertical="false" draw:text-areas="?f7 ?f0 21600 ?f2" draw:type="left-arrow" draw:modifiers="3341.73995973297 5242.24719101124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9" draw:text-style-name="P5" draw:layer="layout" svg:width="7.686cm" svg:height="0.854cm" svg:x="15.763cm" svg:y="11.178cm">
          <text:list text:style-name="L3">
            <text:list-item>
              <text:p text:style-name="P19"><text:span text:style-name="T1">Internet Mail Federation Protocol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0" draw:text-style-name="P20" draw:layer="layout" svg:width="10.287cm" svg:height="1.346cm" svg:x="13.954cm" svg:y="5.429cm">
          <text:p/>
          <draw:enhanced-geometry svg:viewBox="0 0 21600 21600" draw:text-areas="0 ?f0 ?f5 ?f2" draw:type="right-arrow" draw:modifiers="18058.8285229202 5227.6169265033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1" draw:text-style-name="P21" draw:layer="layout" svg:width="9.638cm" svg:height="0.854cm" svg:x="14.035cm" svg:y="5.643cm">
          <text:list text:style-name="L3">
            <text:list-item>
              <text:p text:style-name="P19"><text:span text:style-name="T3">DKIM or </text:span><text:span text:style-name="T1">Internet Mail Federation Protocol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2" draw:text-style-name="P5" draw:layer="layout" svg:width="8.253cm" svg:height="0.854cm" svg:x="14.951cm" svg:y="22.676cm">
          <text:list text:style-name="L3">
            <text:list-item>
              <text:p text:style-name="P9"><text:span text:style-name="T1">Message Submission Agent</text:span><text:span text:style-name="T1"><text:tab/></text:span><text:span text:style-name="T1">(MSA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3" draw:text-style-name="P5" draw:layer="layout" svg:width="8.279cm" svg:height="0.854cm" svg:x="14.966cm" svg:y="22.007cm">
          <text:list text:style-name="L3">
            <text:list-item>
              <text:p text:style-name="P9"><text:span text:style-name="T1">Mail User Agent</text:span><text:span text:style-name="T1"><text:tab/></text:span><text:span text:style-name="T1"><text:tab/></text:span><text:span text:style-name="T1"><text:tab/></text:span><text:span text:style-name="T1">(MUA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4" draw:text-style-name="P23" xml:id="id2" draw:id="id2" draw:layer="layout" svg:width="1.702cm" svg:height="0.61cm" svg:x="0.667cm" svg:y="7.735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draw:glue-point draw:id="8" svg:x="0.663cm" svg:y="-5.086cm"/>
          <draw:glue-point draw:id="9" svg:x="-0.785cm" svg:y="-5.086cm"/>
          <text:p text:style-name="P22"><text:span text:style-name="T1">MS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23" xml:id="id5" draw:id="id5" draw:layer="layout" svg:width="1.702cm" svg:height="0.61cm" svg:x="3.722cm" svg:y="7.721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draw:glue-point draw:id="8" svg:x="0.663cm" svg:y="-5.086cm"/>
          <draw:glue-point draw:id="9" svg:x="-0.785cm" svg:y="-5.086cm"/>
          <text:p text:style-name="P22"><text:span text:style-name="T1">M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6" draw:text-style-name="P24" draw:layer="layout" draw:type="line" svg:x1="1.509cm" svg:y1="17.841cm" svg:x2="1.518cm" svg:y2="8.345cm" draw:start-shape="id1" draw:start-glue-point="16" draw:end-shape="id2" draw:end-glue-point="2" svg:d="M1509 17841l9-9496" svg:viewBox="0 0 10 9497">
          <text:p/>
        </draw:connector>
        <draw:custom-shape draw:style-name="gr27" draw:text-style-name="P25" xml:id="id9" draw:id="id9" draw:layer="layout" svg:width="1.702cm" svg:height="0.61cm" svg:x="25.047cm" svg:y="16.745cm">
          <text:list text:style-name="L3">
            <text:list-item>
              <text:p text:style-name="P2"><text:span text:style-name="T1">rMDA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20" draw:layer="layout" svg:width="0.762cm" svg:height="0.727cm" svg:x="1.215cm" svg:y="22.30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8" draw:layer="layout" svg:width="0.762cm" svg:height="0.728cm" svg:x="1.215cm" svg:y="23.211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7" draw:layer="layout" svg:width="7.961cm" svg:height="0.854cm" svg:x="2.114cm" svg:y="22.24cm">
          <text:list text:style-name="L3">
            <text:list-item>
              <text:p text:style-name="P26"><text:span text:style-name="T3">Message Handling Service (MHS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1" draw:text-style-name="P27" draw:layer="layout" svg:width="8.016cm" svg:height="0.854cm" svg:x="2.114cm" svg:y="23.162cm">
          <text:list text:style-name="L3">
            <text:list-item>
              <text:p text:style-name="P26"><text:span text:style-name="T3">Resource Handling Service (RHS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2" draw:text-style-name="P5" draw:layer="layout" svg:width="8.19cm" svg:height="0.854cm" svg:x="14.951cm" svg:y="23.358cm">
          <text:list text:style-name="L3">
            <text:list-item>
              <text:p text:style-name="P9"><text:span text:style-name="T1">Message Transfer Agent</text:span><text:span text:style-name="T1"><text:tab/></text:span><text:span text:style-name="T1">(MTA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33" draw:text-style-name="P24" draw:layer="layout" draw:type="line" svg:x1="5.701cm" svg:y1="19.111cm" svg:x2="12.903cm" svg:y2="19.096cm" draw:start-shape="id1" draw:start-glue-point="1" draw:end-shape="id3" svg:d="M5701 19111l7202-15" svg:viewBox="0 0 7203 16">
          <text:p/>
        </draw:connector>
        <draw:custom-shape draw:style-name="gr34" draw:text-style-name="P14" draw:layer="layout" svg:width="4.953cm" svg:height="1.48cm" svg:x="11.264cm" svg:y="14.276cm">
          <draw:glue-point draw:id="4" svg:x="-5.021cm" svg:y="-3.729cm"/>
          <draw:glue-point draw:id="5" svg:x="-5.021cm" svg:y="2.332cm"/>
          <draw:glue-point draw:id="6" svg:x="-5.021cm" svg:y="-2.726cm"/>
          <draw:glue-point draw:id="7" svg:x="-5.021cm" svg:y="-1.211cm"/>
          <draw:glue-point draw:id="8" svg:x="-5.021cm" svg:y="-1.968cm"/>
          <draw:glue-point draw:id="9" svg:x="5.025cm" svg:y="-2.5cm"/>
          <draw:glue-point draw:id="10" svg:x="-5.027cm" svg:y="3.97cm"/>
          <text:list text:style-name="L3">
            <text:list-header>
              <text:p text:style-name="P13"><text:span text:style-name="T1">RS URL</text:span></text:p>
            </text:list-header>
            <text:list-item>
              <text:p text:style-name="P13"><text:span text:style-name="T1">https://foo.com/rs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14" draw:layer="layout" svg:width="4.928cm" svg:height="1.48cm" svg:x="21.889cm" svg:y="14.276cm">
          <draw:glue-point draw:id="4" svg:x="-5.021cm" svg:y="-2.714cm"/>
          <draw:glue-point draw:id="5" svg:x="-5.021cm" svg:y="2.589cm"/>
          <draw:glue-point draw:id="6" svg:x="5.019cm" svg:y="2.434cm"/>
          <draw:glue-point draw:id="7" svg:x="5.019cm" svg:y="-3.627cm"/>
          <draw:glue-point draw:id="8" svg:x="4.979cm" svg:y="1.184cm"/>
          <text:list text:style-name="L3">
            <text:list-header>
              <text:p text:style-name="P13"><text:span text:style-name="T1">RS URL</text:span></text:p>
            </text:list-header>
            <text:list-item>
              <text:p text:style-name="P13"><text:span text:style-name="T1">https://bar.com/rs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29" xml:id="id4" draw:id="id4" draw:layer="layout" svg:width="0.711cm" svg:height="2.184cm" svg:x="2.676cm" svg:y="6.946cm">
          <text:list text:style-name="L3">
            <text:list-item>
              <text:p text:style-name="P28"><text:span text:style-name="T1">Q</text:span></text:p>
            </text:list-item>
            <text:list-item>
              <text:p text:style-name="P28"><text:span text:style-name="T1">u</text:span></text:p>
            </text:list-item>
            <text:list-item>
              <text:p text:style-name="P28"><text:span text:style-name="T1">e</text:span></text:p>
            </text:list-item>
            <text:list-item>
              <text:p text:style-name="P28"><text:span text:style-name="T1">u</text:span></text:p>
            </text:list-item>
            <text:list-item>
              <text:p text:style-name="P28"><text:span text:style-name="T1">e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7" draw:text-style-name="P24" draw:layer="layout" draw:type="line" svg:x1="2.369cm" svg:y1="8.04cm" svg:x2="2.676cm" svg:y2="8.038cm" draw:start-shape="id2" draw:start-glue-point="1" draw:end-shape="id4" draw:end-glue-point="3" svg:d="M2369 8040l307-2" svg:viewBox="0 0 308 3">
          <text:p/>
        </draw:connector>
        <draw:connector draw:style-name="gr38" draw:text-style-name="P24" draw:layer="layout" draw:type="line" svg:x1="3.387cm" svg:y1="8.038cm" svg:x2="3.722cm" svg:y2="8.026cm" draw:start-shape="id4" draw:start-glue-point="1" draw:end-shape="id5" draw:end-glue-point="3" svg:d="M3387 8038l335-12" svg:viewBox="0 0 336 13">
          <text:p/>
        </draw:connector>
        <draw:custom-shape draw:style-name="gr39" draw:text-style-name="P23" xml:id="id6" draw:id="id6" draw:layer="layout" svg:width="1.702cm" svg:height="0.61cm" svg:x="32.645cm" svg:y="7.735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draw:glue-point draw:id="8" svg:x="0.663cm" svg:y="-5.086cm"/>
          <draw:glue-point draw:id="9" svg:x="-0.785cm" svg:y="-5.086cm"/>
          <text:p text:style-name="P22"><text:span text:style-name="T1">M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23" xml:id="id8" draw:id="id8" draw:layer="layout" svg:width="1.702cm" svg:height="0.61cm" svg:x="35.711cm" svg:y="7.721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draw:glue-point draw:id="8" svg:x="0.663cm" svg:y="-5.086cm"/>
          <draw:glue-point draw:id="9" svg:x="-0.785cm" svg:y="-5.086cm"/>
          <text:p text:style-name="P22"><text:span text:style-name="T1">hMD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29" xml:id="id7" draw:id="id7" draw:layer="layout" svg:width="0.711cm" svg:height="2.184cm" svg:x="34.654cm" svg:y="6.946cm">
          <text:list text:style-name="L3">
            <text:list-item>
              <text:p text:style-name="P28"><text:span text:style-name="T1">Q</text:span></text:p>
            </text:list-item>
            <text:list-item>
              <text:p text:style-name="P28"><text:span text:style-name="T1">u</text:span></text:p>
            </text:list-item>
            <text:list-item>
              <text:p text:style-name="P28"><text:span text:style-name="T1">e</text:span></text:p>
            </text:list-item>
            <text:list-item>
              <text:p text:style-name="P28"><text:span text:style-name="T1">u</text:span></text:p>
            </text:list-item>
            <text:list-item>
              <text:p text:style-name="P28"><text:span text:style-name="T1">e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2" draw:text-style-name="P24" draw:layer="layout" draw:type="line" svg:x1="34.347cm" svg:y1="8.04cm" svg:x2="34.654cm" svg:y2="8.038cm" draw:start-shape="id6" draw:start-glue-point="1" draw:end-shape="id7" draw:end-glue-point="3" svg:d="M34347 8040l307-2" svg:viewBox="0 0 308 3">
          <text:p/>
        </draw:connector>
        <draw:connector draw:style-name="gr43" draw:text-style-name="P24" draw:layer="layout" draw:type="line" svg:x1="35.365cm" svg:y1="8.038cm" svg:x2="35.711cm" svg:y2="8.026cm" draw:start-shape="id7" draw:start-glue-point="1" draw:end-shape="id8" draw:end-glue-point="3" svg:d="M35365 8038l346-12" svg:viewBox="0 0 347 13">
          <text:p/>
        </draw:connector>
        <draw:connector draw:style-name="gr44" draw:text-style-name="P24" draw:layer="layout" draw:type="line" svg:x1="5.424cm" svg:y1="8.026cm" svg:x2="32.645cm" svg:y2="8.04cm" draw:start-shape="id5" draw:start-glue-point="1" draw:end-shape="id6" draw:end-glue-point="3" svg:d="M5424 8026l27221 14" svg:viewBox="0 0 27222 15">
          <text:p/>
        </draw:connector>
        <draw:connector draw:style-name="gr44" draw:text-style-name="P24" draw:layer="layout" svg:x1="36.562cm" svg:y1="8.331cm" svg:x2="26.749cm" svg:y2="17.05cm" draw:start-shape="id8" draw:start-glue-point="2" draw:end-shape="id9" draw:end-glue-point="1" svg:d="M36562 8331v8719h-9813" svg:viewBox="0 0 9814 8720">
          <text:p/>
        </draw:connector>
        <draw:custom-shape draw:style-name="gr45" draw:text-style-name="P5" draw:layer="layout" svg:width="10.548cm" svg:height="0.854cm" svg:x="14.966cm" svg:y="21.34cm">
          <text:list text:style-name="L3">
            <text:list-item>
              <text:p text:style-name="P26"><text:span text:style-name="T3">Administrative Management Domain <text:s/>(ADMD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6" draw:text-style-name="P5" draw:layer="layout" svg:width="6.446cm" svg:height="0.854cm" svg:x="28.751cm" svg:y="25.424cm">
          <text:list text:style-name="L3">
            <text:list-item>
              <text:p text:style-name="P9"><text:span text:style-name="T3">h – MHS-focused function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7" draw:text-style-name="P5" draw:layer="layout" svg:width="7.106cm" svg:height="0.854cm" svg:x="28.766cm" svg:y="24.755cm">
          <text:list text:style-name="L3">
            <text:list-item>
              <text:p text:style-name="P9"><text:span text:style-name="T3">r – recipient-focused function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8" draw:text-style-name="P5" draw:layer="layout" svg:width="6.75cm" svg:height="0.854cm" svg:x="28.766cm" svg:y="24.056cm">
          <text:list text:style-name="L3">
            <text:list-header>
              <text:p text:style-name="P4"><text:span text:style-name="T1">a – author-focused function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9" draw:text-style-name="P30" draw:layer="layout" svg:width="5.258cm" svg:height="2.477cm" svg:x="8.144cm" svg:y="0.682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draw:glue-point draw:id="8" svg:x="4.958cm" svg:y="1.42cm"/>
          <draw:glue-point draw:id="9" svg:x="4.958cm" svg:y="-1.683cm"/>
          <draw:glue-point draw:id="10" svg:x="5.024cm" svg:y="3.084cm"/>
          <draw:glue-point draw:id="11" svg:x="5.024cm" svg:y="3.819cm"/>
          <draw:glue-point draw:id="12" svg:x="5.024cm" svg:y="-2.795cm"/>
          <draw:glue-point draw:id="13" svg:x="5.024cm" svg:y="2.349cm"/>
          <draw:glue-point draw:id="14" svg:x="5.024cm" svg:y="-2.06cm"/>
          <draw:glue-point draw:id="15" svg:x="5.024cm" svg:y="-1.325cm"/>
          <text:p text:style-name="P22"><text:span text:style-name="T1">D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5" draw:layer="layout" svg:width="7.868cm" svg:height="0.854cm" svg:x="28.667cm" svg:y="21.331cm">
          <text:list text:style-name="L3">
            <text:list-item>
              <text:p text:style-name="P9"><text:span text:style-name="T1">Resource Server</text:span><text:span text:style-name="T1"><text:tab/></text:span><text:span text:style-name="T1"><text:tab/></text:span><text:span text:style-name="T1"><text:tab/></text:span><text:span text:style-name="T1">(RS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1" draw:text-style-name="P10" draw:layer="layout" svg:width="8.224cm" svg:height="0.854cm" svg:x="28.651cm" svg:y="22.035cm">
          <text:list text:style-name="L3">
            <text:list-item>
              <text:p text:style-name="P9"><text:span text:style-name="T1">Resource Retrieval Agent </text:span><text:span text:style-name="T1"><text:tab/></text:span><text:span text:style-name="T1">(RRA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2" draw:text-style-name="P30" draw:layer="layout" svg:width="5.258cm" svg:height="2.477cm" svg:x="24.744cm" svg:y="0.682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draw:glue-point draw:id="8" svg:x="4.958cm" svg:y="1.42cm"/>
          <draw:glue-point draw:id="9" svg:x="4.958cm" svg:y="-1.683cm"/>
          <draw:glue-point draw:id="10" svg:x="5.024cm" svg:y="3.084cm"/>
          <draw:glue-point draw:id="11" svg:x="5.024cm" svg:y="3.819cm"/>
          <draw:glue-point draw:id="12" svg:x="5.024cm" svg:y="-2.795cm"/>
          <draw:glue-point draw:id="13" svg:x="5.024cm" svg:y="2.349cm"/>
          <draw:glue-point draw:id="14" svg:x="5.024cm" svg:y="-2.06cm"/>
          <draw:glue-point draw:id="15" svg:x="5.024cm" svg:y="-1.325cm"/>
          <text:p text:style-name="P22"><text:span text:style-name="T1">D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31" draw:layer="layout" svg:width="4.953cm" svg:height="1.479cm" svg:x="8.29cm" svg:y="1.513cm">
          <text:list text:style-name="L3">
            <text:list-header>
              <text:p text:style-name="P13"><text:span text:style-name="T1">ADMD</text:span></text:p>
              <text:p text:style-name="P15"><text:span text:style-name="T4">foo.co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" draw:text-style-name="P31" draw:layer="layout" svg:width="4.953cm" svg:height="1.479cm" svg:x="24.917cm" svg:y="1.513cm">
          <text:list text:style-name="L3">
            <text:list-header>
              <text:p text:style-name="P13"><text:span text:style-name="T1">ADMD</text:span></text:p>
              <text:p text:style-name="P15"><text:span text:style-name="T4">bar.co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5" draw:text-style-name="P32" draw:layer="layout" svg:width="0.762cm" svg:height="0.727cm" svg:x="1.215cm" svg:y="21.378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27" draw:layer="layout" svg:width="6.966cm" svg:height="0.854cm" svg:x="2.114cm" svg:y="21.316cm">
          <text:list text:style-name="L3">
            <text:list-item>
              <text:p text:style-name="P26"><text:span text:style-name="T3">Domain Name System (DNS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7" draw:text-style-name="P33" draw:layer="layout" svg:width="6.702cm" svg:height="1.346cm" svg:x="17.106cm" svg:y="1.33cm">
          <text:p/>
          <draw:enhanced-geometry svg:viewBox="0 0 21600 21600" draw:mirror-horizontal="false" draw:mirror-vertical="false" draw:text-areas="0 ?f0 ?f5 ?f2" draw:type="right-arrow" draw:modifiers="16502.1035357303 5869.0423162583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8" draw:text-style-name="P33" draw:layer="layout" svg:width="6.405cm" svg:height="1.346cm" svg:x="14.274cm" svg:y="1.331cm">
          <text:p/>
          <draw:enhanced-geometry svg:viewBox="0 0 21600 21600" draw:mirror-horizontal="true" draw:mirror-vertical="false" draw:text-areas="0 ?f0 ?f5 ?f2" draw:type="right-arrow" draw:modifiers="16420.8554480175 5853.0066815144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9" draw:text-style-name="P5" draw:layer="layout" svg:width="1.611cm" svg:height="0.854cm" svg:x="18.245cm" svg:y="1.544cm">
          <text:list text:style-name="L3">
            <text:list-header>
              <text:p text:style-name="P4"><text:span text:style-name="T1">Tru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44" draw:text-style-name="P24" draw:layer="layout" draw:type="line" svg:x1="23.519cm" svg:y1="18.931cm" svg:x2="14.605cm" svg:y2="18.944cm" draw:start-shape="id10" draw:start-glue-point="4" draw:end-shape="id3" draw:end-glue-point="9" svg:d="M23519 18931l-8914 13" svg:viewBox="0 0 8915 14">
          <text:p/>
        </draw:connector>
        <draw:connector draw:style-name="gr60" draw:text-style-name="P24" draw:layer="layout" draw:type="line" svg:x1="14.605cm" svg:y1="19.287cm" svg:x2="23.519cm" svg:y2="19.253cm" draw:start-shape="id3" draw:start-glue-point="11" draw:end-shape="id10" draw:end-glue-point="5" svg:d="M14605 19287l8914-34" svg:viewBox="0 0 8915 35">
          <text:p/>
        </draw:connector>
        <draw:connector draw:style-name="gr61" draw:text-style-name="P24" draw:layer="layout" draw:type="line" svg:x1="32.414cm" svg:y1="19.12cm" svg:x2="25.221cm" svg:y2="19.096cm" draw:start-shape="id11" draw:start-glue-point="3" draw:end-shape="id10" svg:d="M32414 19120l-7193-24" svg:viewBox="0 0 7194 25">
          <text:p/>
        </draw:connector>
        <draw:connector draw:style-name="gr62" draw:text-style-name="P24" draw:layer="layout" svg:x1="25.047cm" svg:y1="17.05cm" svg:x2="24.37cm" svg:y2="18.791cm" draw:start-shape="id9" draw:start-glue-point="3" draw:end-shape="id10" draw:end-glue-point="0" svg:d="M25047 17050h-677v1741" svg:viewBox="0 0 678 1742">
          <text:p/>
        </draw:connector>
        <draw:custom-shape draw:style-name="gr63" draw:text-style-name="P10" draw:layer="layout" svg:width="8.279cm" svg:height="0.854cm" svg:x="14.967cm" svg:y="24.031cm">
          <text:list text:style-name="L3">
            <text:list-item>
              <text:p text:style-name="P9"><text:span text:style-name="T1">Message Delivery Agent</text:span><text:span text:style-name="T1"><text:tab/></text:span><text:span text:style-name="T1">(MDA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64" draw:text-style-name="P10" draw:layer="layout" svg:width="8.279cm" svg:height="0.854cm" svg:x="28.651cm" svg:y="22.74cm">
          <text:list text:style-name="L3">
            <text:list-item>
              <text:p text:style-name="P9"><text:span text:style-name="T1">Mail Resource Store</text:span><text:span text:style-name="T1"><text:tab/></text:span><text:span text:style-name="T1"><text:tab/></text:span><text:span text:style-name="T1">(MRS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65" draw:text-style-name="P34" draw:layer="layout" svg:width="4.953cm" svg:height="2.005cm" svg:x="21.896cm" svg:y="17.764cm">
          <draw:glue-point draw:id="4" svg:x="-5.021cm" svg:y="-3.729cm"/>
          <draw:glue-point draw:id="5" svg:x="-5.021cm" svg:y="2.332cm"/>
          <draw:glue-point draw:id="6" svg:x="-5.021cm" svg:y="-2.726cm"/>
          <draw:glue-point draw:id="7" svg:x="-5.021cm" svg:y="-1.211cm"/>
          <draw:glue-point draw:id="8" svg:x="-5.021cm" svg:y="-1.968cm"/>
          <draw:glue-point draw:id="9" svg:x="5.025cm" svg:y="-2.5cm"/>
          <draw:glue-point draw:id="10" svg:x="-5.027cm" svg:y="3.97cm"/>
          <text:list text:style-name="L3">
            <text:list-header>
              <text:p text:style-name="P13"><text:span text:style-name="T1">RRA <text:s text:c="10"/>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adornments="Regular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hatch draw:name="Red_20_90_20_Degrees_20_Crossed_20_10" draw:display-name="Red 90 Degrees Crossed 10" draw:style="double" draw:color="#9bb5cf" draw:distance="0.203cm" draw:rotation="450"/>
    <draw:hatch draw:name="Red_20_90_20_Degrees_20_Crossed_20_13" draw:display-name="Red 90 Degrees Crossed 13" draw:style="double" draw:color="#ecb8be" draw:distance="0.203cm" draw:rotation="900"/>
    <draw:fill-image draw:name="Bitmap_20_11" draw:display-name="Bitmap 11" xlink:href="Pictures/100000000000000800000008410B6290.png" xlink:type="simple" xlink:show="embed" xlink:actuate="onLoad"/>
    <draw:fill-image draw:name="Bitmap_20_23" draw:display-name="Bitmap 23" xlink:href="Pictures/100000000000000800000008F6E6129E.png" xlink:type="simple" xlink:show="embed" xlink:actuate="onLoad"/>
    <draw:fill-image draw:name="Bitmap_20_24" draw:display-name="Bitmap 24" xlink:href="Pictures/100000000000000800000008F6E6129E.png" xlink:type="simple" xlink:show="embed" xlink:actuate="onLoad"/>
    <draw:fill-image draw:name="Bitmap_20_25" draw:display-name="Bitmap 25" xlink:href="Pictures/100000000000000800000008F6E6129E.png" xlink:type="simple" xlink:show="embed" xlink:actuate="onLoad"/>
    <draw:fill-image draw:name="Bitmap_20_26" draw:display-name="Bitmap 26" xlink:href="Pictures/100000000000000800000008F6E6129E.png" xlink:type="simple" xlink:show="embed" xlink:actuate="onLoad"/>
    <draw:marker draw:name="Arrow" svg:viewBox="0 0 20 20" svg:d="M0 20l10-20 10 20z"/>
    <draw:marker draw:name="Arrow_20_short" draw:display-name="Arrow short" svg:viewBox="0 0 20 13" svg:d="M0 13l10-13 10 13z"/>
    <draw:marker draw:name="Arrowheads_20_33" draw:display-name="Arrowheads 33" svg:viewBox="0 0 20 20" svg:d="M0 20l10-20 10 20z"/>
    <draw:marker draw:name="Arrowheads_20_34" draw:display-name="Arrowheads 34" svg:viewBox="0 0 20 13" svg:d="M0 13l10-13 10 13z"/>
    <draw:marker draw:name="Arrowheads_20_35" draw:display-name="Arrowheads 35" svg:viewBox="0 0 20 13" svg:d="M0 13l10-13 10 13z"/>
    <draw:marker draw:name="Arrowheads_20_36" draw:display-name="Arrowheads 36" svg:viewBox="0 0 20 13" svg:d="M0 13l10-13 10 13z"/>
    <draw:marker draw:name="Arrowheads_20_37" draw:display-name="Arrowheads 37" svg:viewBox="0 0 20 13" svg:d="M0 13l10-13 10 13z"/>
    <draw:marker draw:name="Half_20_Circle" draw:display-name="Half Circle" svg:viewBox="0 0 15000 8146" svg:d="M29 0l-29 653 244 1943 761 1804 1183 1560 1562 1182 1806 760 1894 244 1994-244 1806-760 1562-1182 1183-1560 761-1804 244-1943-29-653z"/>
    <draw:stroke-dash draw:name="Dash_20_Dot_20_4" draw:display-name="Dash Dot 4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draw:stroke-dash draw:name="Long_20_Dash_20__28_Rounded_29_" draw:display-name="Long Dash (Rounded)" draw:style="round" draw:dots1="1" draw:dots1-length="301%" draw:distance="399%"/>
    <draw:stroke-dash draw:name="Long_20_Dot" draw:display-name="Long Dot" draw:style="rect" draw:dots1="1" draw:dots1-length="100%" draw:distance="300%"/>
    <draw:stroke-dash draw:name="Long_20_Dot_20__28_Rounded_29_" draw:display-name="Long Dot (Rounded)" draw:style="round" draw:dots1="1" draw:dots1-length="1%" draw:distance="399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="Arrow_20_short" draw:marker-start-width="0.2cm" draw:marker-start-center="false" draw:marker-end="Arrow_20_short" draw:marker-end-width="0.2cm" draw:marker-end-center="false" draw:fill="bitmap" draw:fill-color="#729fcf" draw:fill-image-name="Bitmap_20_26" draw:opacity="100%" style:repeat="repeat" draw:textarea-horizontal-align="justify" fo:padding-top="0.125cm" fo:padding-bottom="0.125cm" fo:padding-left="0.25cm" fo:padding-right="0.25cm" fo:wrap-option="wrap" draw:shadow="hidden" draw:shadow-offset-x="0.203cm" draw:shadow-offset-y="0.203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38.1cm" fo:page-height="27.17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or Zboran</meta:initial-creator>
    <meta:creation-date>2023-11-09T14:09:07.203795645</meta:creation-date>
    <dc:date>2024-09-28T23:18:59.584879522</dc:date>
    <dc:creator>Igor Zboran</dc:creator>
    <meta:editing-duration>P2DT11H51M39S</meta:editing-duration>
    <meta:editing-cycles>555</meta:editing-cycles>
    <meta:generator>LibreOffice/24.2.6.2$Linux_X86_64 LibreOffice_project/8e9a753d9daaea75c34b417ba1bdf556bf2fc5b3</meta:generator>
    <meta:document-statistic meta:object-count="67"/>
  </office:meta>
</office:document-meta>
</file>